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8f3" officeooo:paragraph-rsid="001298f3"/>
    </style:style>
    <style:style style:name="P2" style:family="paragraph" style:parent-style-name="Standard">
      <style:text-properties fo:font-weight="bold" officeooo:rsid="001298f3" officeooo:paragraph-rsid="001298f3" style:font-weight-asian="bold" style:font-weight-complex="bold"/>
    </style:style>
    <style:style style:name="P3" style:family="paragraph" style:parent-style-name="Standard">
      <style:text-properties fo:font-weight="normal" officeooo:rsid="001298f3" officeooo:paragraph-rsid="001298f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tire dalla tabella <text:span text:style-name="T1">persona</text:span><text:span text:style-name="T2"> presente sul database condiviso su AWS, salvare all’interno di un file (csv o excel) le seguenti informazioni:</text:span></text:p>
      <text:p text:style-name="P1"><text:span text:style-name="T2"/></text:p>
      <text:p text:style-name="P2">nome</text:p>
      <text:p text:style-name="P2">cognome</text:p>
      <text:p text:style-name="P2">data_nascita (nel formato 01 Marzo 2000)</text:p>
      <text:p text:style-name="P2">eta (intesa in anni)</text:p>
      <text:p text:style-name="P2">segno_zodiacale</text:p>
      <text:p text:style-name="P2">professione</text:p>
      <text:p text:style-name="P2">indirizzo</text:p>
      <text:p text:style-name="P2"/>
      <text:p text:style-name="P3">Se la data di nascita non è presente settare <text:span text:style-name="T1">eta = -1</text:span> e segno zodiacale = Non calcolab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5:54:34.001951544</meta:creation-date>
    <dc:date>2020-11-25T16:00:01.101580731</dc:date>
    <meta:editing-duration>PT5M28S</meta:editing-duration>
    <meta:editing-cycles>1</meta:editing-cycles>
    <meta:document-statistic meta:table-count="0" meta:image-count="0" meta:object-count="0" meta:page-count="1" meta:paragraph-count="9" meta:word-count="55" meta:character-count="337" meta:non-whitespace-character-count="291"/>
    <meta:generator>LibreOffice/6.4.6.2$Linux_X86_64 LibreOffice_project/40$Build-2</meta:generator>
  </office:meta>
</office:document-meta>
</file>